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Liberation Serif1" svg:font-family="'Liberation Serif'" style:font-family-generic="roman"/>
    <style:font-face style:name="Lucida Handwriting1" svg:font-family="'Lucida Handwriting'" style:font-family-generic="scrip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Handwriting" fo:font-size="16pt" fo:font-style="italic" style:text-underline-style="solid" style:text-underline-width="auto" style:text-underline-color="font-color" fo:font-weight="bold" officeooo:rsid="000b0b59" officeooo:paragraph-rsid="000b0b59" fo:background-color="#e0c2c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ucida Handwriting" fo:font-size="16pt" fo:font-style="italic" style:text-underline-style="solid" style:text-underline-width="auto" style:text-underline-color="font-color" fo:font-weight="bold" officeooo:rsid="000b0b59" officeooo:paragraph-rsid="000b0b59" fo:background-color="#e0c2c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0b0b59" officeooo:paragraph-rsid="000b0b59" fo:background-color="#ffdbb6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normal" officeooo:rsid="000b0b59" officeooo:paragraph-rsid="000b0b59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normal" officeooo:rsid="000d6a60" officeooo:paragraph-rsid="000d6a6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italic" style:text-underline-style="none" fo:font-weight="normal" officeooo:rsid="000b0b59" officeooo:paragraph-rsid="000b0b59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italic" style:text-underline-style="none" fo:font-weight="normal" officeooo:rsid="000bad12" officeooo:paragraph-rsid="000b0b59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italic" style:text-underline-style="none" fo:font-weight="normal" officeooo:rsid="000d6a60" officeooo:paragraph-rsid="000d6a6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2pt" fo:font-style="italic" style:text-underline-style="none" fo:font-weight="normal" officeooo:rsid="000d6a60" officeooo:paragraph-rsid="000d6a6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2pt" fo:font-style="italic" style:text-underline-style="none" fo:font-weight="normal" officeooo:rsid="0010961d" officeooo:paragraph-rsid="0010961d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fo:font-style="italic" style:text-underline-style="none" fo:font-weight="normal" officeooo:rsid="000d9195" officeooo:paragraph-rsid="000d9195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0b0b59" officeooo:paragraph-rsid="000b0b59" fo:background-color="#ffdbb6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18d9b7" officeooo:paragraph-rsid="0018d9b7" fo:background-color="#ffdbb6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officeooo:rsid="00119b48" officeooo:paragraph-rsid="00119b48" fo:background-color="transparent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officeooo:rsid="0010961d" officeooo:paragraph-rsid="0010961d" fo:background-color="transparent" style:font-size-asian="10.5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officeooo:paragraph-rsid="00119b48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officeooo:paragraph-rsid="000efb0f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officeooo:paragraph-rsid="000d9195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officeooo:rsid="00107005" officeooo:paragraph-rsid="00107005"/>
    </style:style>
    <style:style style:name="P20" style:family="paragraph" style:parent-style-name="Standard" style:list-style-name="L1">
      <style:paragraph-properties fo:text-align="end" style:justify-single-word="false"/>
      <style:text-properties style:font-name="Arial" officeooo:paragraph-rsid="000d9195"/>
    </style:style>
    <style:style style:name="P21" style:family="paragraph" style:parent-style-name="Standard" style:list-style-name="L8">
      <style:paragraph-properties fo:text-align="start" style:justify-single-word="false"/>
      <style:text-properties style:font-name="Arial" style:text-underline-style="none" officeooo:rsid="000d31d5" officeooo:paragraph-rsid="00175b53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none" officeooo:rsid="000d31d5" officeooo:paragraph-rsid="00175b53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officeooo:rsid="00197039" officeooo:paragraph-rsid="00197039" fo:background-color="#ffb66c"/>
    </style:style>
    <style:style style:name="P24" style:family="paragraph" style:parent-style-name="Standard">
      <style:paragraph-properties fo:text-align="start" style:justify-single-word="false"/>
      <style:text-properties style:font-name="Arial" style:text-underline-style="none" officeooo:rsid="001ade2a" officeooo:paragraph-rsid="00197039" fo:background-color="transparent"/>
    </style:style>
    <style:style style:name="P25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1ade2a" officeooo:paragraph-rsid="00197039" fo:background-color="transparent"/>
    </style:style>
    <style:style style:name="P26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1ade2a" officeooo:paragraph-rsid="001ade2a" fo:background-color="transparent"/>
    </style:style>
    <style:style style:name="P27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1ade2a" officeooo:paragraph-rsid="001b9380" fo:background-color="transparent"/>
    </style:style>
    <style:style style:name="P28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1ade2a" officeooo:paragraph-rsid="001c94dc" fo:background-color="transparent"/>
    </style:style>
    <style:style style:name="P29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1ade2a" officeooo:paragraph-rsid="001da5a3" fo:background-color="transparent"/>
    </style:style>
    <style:style style:name="P30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1ade2a" officeooo:paragraph-rsid="001f4edb" fo:background-color="transparent"/>
    </style:style>
    <style:style style:name="P31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1b45c9" officeooo:paragraph-rsid="001b45c9" fo:background-color="transparent"/>
    </style:style>
    <style:style style:name="P32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1b9380" officeooo:paragraph-rsid="001b9380" fo:background-color="transparent"/>
    </style:style>
    <style:style style:name="P33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1c94dc" officeooo:paragraph-rsid="001c94dc" fo:background-color="transparent"/>
    </style:style>
    <style:style style:name="P34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1d6de5" officeooo:paragraph-rsid="001d6de5" fo:background-color="transparent"/>
    </style:style>
    <style:style style:name="P35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1da5a3" officeooo:paragraph-rsid="001da5a3" fo:background-color="transparent"/>
    </style:style>
    <style:style style:name="P36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1f4edb" officeooo:paragraph-rsid="001f4edb" fo:background-color="transparent"/>
    </style:style>
    <style:style style:name="P37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1ffd58" officeooo:paragraph-rsid="001ffd58" fo:background-color="transparent"/>
    </style:style>
    <style:style style:name="P38" style:family="paragraph" style:parent-style-name="Standard" style:list-style-name="L13">
      <style:paragraph-properties fo:text-align="start" style:justify-single-word="false"/>
      <style:text-properties style:font-name="Arial" style:text-underline-style="none" officeooo:rsid="0021eabc" officeooo:paragraph-rsid="0021eabc" fo:background-color="transparent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0120c1a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0132159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0175b53"/>
    </style:style>
    <style:style style:name="P42" style:family="paragraph" style:parent-style-name="Standard" style:list-style-name="L6">
      <style:paragraph-properties fo:text-align="start" style:justify-single-word="false"/>
      <style:text-properties officeooo:paragraph-rsid="00175b53"/>
    </style:style>
    <style:style style:name="P43" style:family="paragraph" style:parent-style-name="Standard" style:list-style-name="L7">
      <style:paragraph-properties fo:text-align="start" style:justify-single-word="false"/>
      <style:text-properties officeooo:paragraph-rsid="00175b53"/>
    </style:style>
    <style:style style:name="P44" style:family="paragraph" style:parent-style-name="Standard">
      <style:paragraph-properties fo:text-align="start" style:justify-single-word="false"/>
      <style:text-properties officeooo:paragraph-rsid="00175b53"/>
    </style:style>
    <style:style style:name="P45" style:family="paragraph" style:parent-style-name="Standard" style:list-style-name="L9">
      <style:paragraph-properties fo:text-align="start" style:justify-single-word="false"/>
      <style:text-properties officeooo:paragraph-rsid="00175b53"/>
    </style:style>
    <style:style style:name="P46" style:family="paragraph" style:parent-style-name="Standard" style:list-style-name="L10">
      <style:paragraph-properties fo:text-align="start" style:justify-single-word="false"/>
      <style:text-properties officeooo:paragraph-rsid="00175b53"/>
    </style:style>
    <style:style style:name="P47" style:family="paragraph" style:parent-style-name="Standard" style:list-style-name="L8">
      <style:paragraph-properties fo:text-align="start" style:justify-single-word="false"/>
      <style:text-properties officeooo:paragraph-rsid="00175b53"/>
    </style:style>
    <style:style style:name="P48" style:family="paragraph" style:parent-style-name="Standard" style:list-style-name="L6">
      <style:paragraph-properties fo:text-align="start" style:justify-single-word="false"/>
      <style:text-properties officeooo:rsid="000573e5" officeooo:paragraph-rsid="00175b53"/>
    </style:style>
    <style:style style:name="P49" style:family="paragraph" style:parent-style-name="Standard" style:list-style-name="L3">
      <style:paragraph-properties fo:text-align="start" style:justify-single-word="false"/>
      <style:text-properties officeooo:rsid="0007db49" officeooo:paragraph-rsid="00175b53"/>
    </style:style>
    <style:style style:name="P50" style:family="paragraph" style:parent-style-name="Standard" style:list-style-name="L3">
      <style:paragraph-properties fo:text-align="start" style:justify-single-word="false"/>
      <style:text-properties officeooo:rsid="00082018" officeooo:paragraph-rsid="00175b53"/>
    </style:style>
    <style:style style:name="P51" style:family="paragraph" style:parent-style-name="Standard">
      <style:paragraph-properties fo:text-align="start" style:justify-single-word="false"/>
      <style:text-properties style:font-name="Liberation Serif1" officeooo:rsid="0007db49" officeooo:paragraph-rsid="00175b53"/>
    </style:style>
    <style:style style:name="P52" style:family="paragraph" style:parent-style-name="Standard">
      <style:paragraph-properties fo:text-align="start" style:justify-single-word="false"/>
      <style:text-properties style:font-name="Liberation Serif1" officeooo:rsid="000b56c1" officeooo:paragraph-rsid="00175b53"/>
    </style:style>
    <style:style style:name="P53" style:family="paragraph" style:parent-style-name="Standard">
      <style:paragraph-properties fo:text-align="start" style:justify-single-word="false"/>
      <style:text-properties style:font-name="Liberation Serif1" officeooo:rsid="000c22e9" officeooo:paragraph-rsid="00175b53"/>
    </style:style>
    <style:style style:name="P54" style:family="paragraph" style:parent-style-name="Standard" style:list-style-name="L6">
      <style:paragraph-properties fo:text-align="start" style:justify-single-word="false"/>
      <style:text-properties officeooo:rsid="00099913" officeooo:paragraph-rsid="00175b53"/>
    </style:style>
    <style:style style:name="P55" style:family="paragraph" style:parent-style-name="Standard" style:list-style-name="L7">
      <style:paragraph-properties fo:text-align="start" style:justify-single-word="false"/>
      <style:text-properties officeooo:rsid="000c22e9" officeooo:paragraph-rsid="00175b53"/>
    </style:style>
    <style:style style:name="P56" style:family="paragraph" style:parent-style-name="Standard" style:list-style-name="L8">
      <style:paragraph-properties fo:text-align="start" style:justify-single-word="false"/>
      <style:text-properties officeooo:rsid="000c797e" officeooo:paragraph-rsid="00175b53"/>
    </style:style>
    <style:style style:name="P57" style:family="paragraph" style:parent-style-name="Standard" style:list-style-name="L8">
      <style:paragraph-properties fo:text-align="start" style:justify-single-word="false"/>
      <style:text-properties style:text-underline-style="none" officeooo:rsid="000c22e9" officeooo:paragraph-rsid="00175b53"/>
    </style:style>
    <style:style style:name="P58" style:family="paragraph" style:parent-style-name="Standard" style:list-style-name="L8">
      <style:paragraph-properties fo:text-align="start" style:justify-single-word="false"/>
      <style:text-properties style:text-underline-style="none" officeooo:rsid="000c797e" officeooo:paragraph-rsid="00175b53"/>
    </style:style>
    <style:style style:name="T1" style:family="text">
      <style:text-properties style:font-name="Lucida Handwriting1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bad12"/>
    </style:style>
    <style:style style:name="T4" style:family="text">
      <style:text-properties fo:font-style="italic" style:text-underline-style="none" fo:font-weight="normal" officeooo:rsid="001591d4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d919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efb0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0700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0961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19b4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3e3f8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591d4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fo:font-weight="normal" officeooo:rsid="000d9195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normal" officeooo:rsid="001591d4" style:font-style-asian="italic" style:font-weight-asian="normal" style:font-style-complex="italic" style:font-weight-complex="normal"/>
    </style:style>
    <style:style style:name="T15" style:family="text">
      <style:text-properties style:font-name="Arial" fo:font-size="12pt" fo:font-style="italic" style:text-underline-style="none" fo:font-weight="normal" officeooo:rsid="00120c1a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Arial" fo:font-style="italic" fo:font-weight="normal" officeooo:rsid="00132159" style:font-style-asian="italic" style:font-weight-asian="normal" style:font-style-complex="italic" style:font-weight-complex="normal"/>
    </style:style>
    <style:style style:name="T18" style:family="text">
      <style:text-properties style:font-name="Arial" fo:font-style="italic" fo:font-weight="normal" officeooo:rsid="0013e3f8" style:font-style-asian="italic" style:font-weight-asian="normal" style:font-style-complex="italic" style:font-weight-complex="normal"/>
    </style:style>
    <style:style style:name="T19" style:family="text">
      <style:text-properties officeooo:rsid="000d9195"/>
    </style:style>
    <style:style style:name="T20" style:family="text">
      <style:text-properties fo:font-size="12pt" fo:font-style="italic" style:text-underline-style="none" fo:font-weight="normal" officeooo:rsid="000d9195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italic" style:text-underline-style="none" fo:font-weight="normal" officeooo:rsid="000d6a60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italic" style:text-underline-style="none" fo:font-weight="normal" officeooo:rsid="000efb0f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style="italic" style:text-underline-style="none" fo:font-weight="normal" officeooo:rsid="00119b48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25" style:family="text">
      <style:text-properties officeooo:rsid="0013e3f8"/>
    </style:style>
    <style:style style:name="T26" style:family="text">
      <style:text-properties officeooo:rsid="001591d4"/>
    </style:style>
    <style:style style:name="T27" style:family="text">
      <style:text-properties style:font-name="Liberation Serif1"/>
    </style:style>
    <style:style style:name="T28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style:font-name="Liberation Serif1" fo:font-style="italic" fo:font-weight="normal" officeooo:rsid="001591d4" style:font-style-asian="italic" style:font-weight-asian="normal" style:font-style-complex="italic" style:font-weight-complex="normal"/>
    </style:style>
    <style:style style:name="T30" style:family="text">
      <style:text-properties style:font-name="Liberation Serif1" fo:font-style="italic" fo:font-weight="normal" officeooo:rsid="001aa0c0" style:font-style-asian="italic" style:font-weight-asian="normal" style:font-style-complex="italic" style:font-weight-complex="normal"/>
    </style:style>
    <style:style style:name="T31" style:family="text">
      <style:text-properties style:font-name="Liberation Serif1" fo:font-style="italic" fo:font-weight="normal" officeooo:rsid="001b9380" style:font-style-asian="italic" style:font-weight-asian="normal" style:font-style-complex="italic" style:font-weight-complex="normal"/>
    </style:style>
    <style:style style:name="T32" style:family="text">
      <style:text-properties style:font-name="Liberation Serif1" fo:font-style="italic" fo:font-weight="normal" officeooo:rsid="001c94dc" style:font-style-asian="italic" style:font-weight-asian="normal" style:font-style-complex="italic" style:font-weight-complex="normal"/>
    </style:style>
    <style:style style:name="T33" style:family="text">
      <style:text-properties style:font-name="Liberation Serif1" fo:font-style="italic" fo:font-weight="normal" officeooo:rsid="001da5a3" style:font-style-asian="italic" style:font-weight-asian="normal" style:font-style-complex="italic" style:font-weight-complex="normal"/>
    </style:style>
    <style:style style:name="T34" style:family="text">
      <style:text-properties style:font-name="Liberation Serif1" fo:font-style="italic" fo:font-weight="normal" officeooo:rsid="001f4edb" style:font-style-asian="italic" style:font-weight-asian="normal" style:font-style-complex="italic" style:font-weight-complex="normal"/>
    </style:style>
    <style:style style:name="T35" style:family="text">
      <style:text-properties style:font-name="Liberation Serif1" officeooo:rsid="000573e5"/>
    </style:style>
    <style:style style:name="T36" style:family="text">
      <style:text-properties style:font-name="Liberation Serif1" officeooo:rsid="00072340"/>
    </style:style>
    <style:style style:name="T37" style:family="text">
      <style:text-properties style:font-name="Liberation Serif1" officeooo:rsid="0007db49"/>
    </style:style>
    <style:style style:name="T38" style:family="text">
      <style:text-properties style:font-name="Liberation Serif1" officeooo:rsid="000c797e"/>
    </style:style>
    <style:style style:name="T39" style:family="text">
      <style:text-properties style:font-name="Liberation Serif1" officeooo:rsid="00082018"/>
    </style:style>
    <style:style style:name="T40" style:family="text">
      <style:text-properties style:font-name="Liberation Serif1" officeooo:rsid="000b56c1"/>
    </style:style>
    <style:style style:name="T41" style:family="text">
      <style:text-properties style:font-name="Liberation Serif1" fo:font-size="12pt" fo:font-weight="normal" officeooo:rsid="00082018" style:font-size-asian="12pt" style:font-weight-asian="normal" style:font-size-complex="12pt" style:font-weight-complex="normal"/>
    </style:style>
    <style:style style:name="T42" style:family="text">
      <style:text-properties style:font-name="Liberation Serif1" fo:font-size="12pt" fo:font-weight="normal" officeooo:rsid="000872bc" style:font-size-asian="12pt" style:font-weight-asian="normal" style:font-size-complex="12pt" style:font-weight-complex="normal"/>
    </style:style>
    <style:style style:name="T43" style:family="text">
      <style:text-properties style:font-name="Liberation Serif1" officeooo:rsid="000872bc"/>
    </style:style>
    <style:style style:name="T44" style:family="text">
      <style:text-properties style:font-name="Liberation Serif1" officeooo:rsid="00099913"/>
    </style:style>
    <style:style style:name="T45" style:family="text">
      <style:text-properties style:font-name="Liberation Serif1" fo:font-weight="normal" style:font-weight-asian="normal" style:font-weight-complex="normal"/>
    </style:style>
    <style:style style:name="T46" style:family="text">
      <style:text-properties style:font-name="Liberation Serif1" fo:font-weight="normal" officeooo:rsid="000b56c1" style:font-weight-asian="normal" style:font-weight-complex="normal"/>
    </style:style>
    <style:style style:name="T47" style:family="text">
      <style:text-properties style:font-name="Liberation Serif1" fo:font-weight="normal" officeooo:rsid="000c22e9" style:font-weight-asian="normal" style:font-weight-complex="normal"/>
    </style:style>
    <style:style style:name="T48" style:family="text">
      <style:text-properties style:font-name="Liberation Serif1" officeooo:rsid="000c22e9"/>
    </style:style>
    <style:style style:name="T49" style:family="text">
      <style:text-properties style:font-name="Liberation Serif1" fo:font-weight="bold"/>
    </style:style>
    <style:style style:name="T50" style:family="text">
      <style:text-properties style:font-name="Liberation Serif1" officeooo:rsid="000d31d5"/>
    </style:style>
    <style:style style:name="T51" style:family="text">
      <style:text-properties style:font-name="Liberation Serif1" style:text-underline-style="none" officeooo:rsid="000c797e"/>
    </style:style>
    <style:style style:name="T52" style:family="text">
      <style:text-properties officeooo:rsid="00082018"/>
    </style:style>
    <style:style style:name="T53" style:family="text">
      <style:text-properties fo:color="#c9211e" loext:opacity="100%" style:font-name="Liberation Serif1" officeooo:rsid="0007db49"/>
    </style:style>
    <style:style style:name="T54" style:family="text">
      <style:text-properties fo:color="#00a933" loext:opacity="100%" style:font-name="Liberation Serif1"/>
    </style:style>
    <style:style style:name="T55" style:family="text">
      <style:text-properties fo:color="#00a933" loext:opacity="100%" style:font-name="Liberation Serif1" fo:font-size="12pt" fo:font-weight="normal" officeooo:rsid="000872bc" style:font-size-asian="12pt" style:font-weight-asian="normal" style:font-size-complex="12pt" style:font-weight-complex="normal"/>
    </style:style>
    <style:style style:name="T56" style:family="text">
      <style:text-properties fo:color="#00a933" loext:opacity="100%" style:font-name="Liberation Serif1" officeooo:rsid="000b56c1"/>
    </style:style>
    <style:style style:name="T57" style:family="text">
      <style:text-properties fo:color="#00a933" loext:opacity="100%" style:font-name="Liberation Serif1" officeooo:rsid="000c22e9"/>
    </style:style>
    <style:style style:name="T58" style:family="text">
      <style:text-properties fo:color="#00a933" loext:opacity="100%" style:font-name="Liberation Serif1" officeooo:rsid="000c797e"/>
    </style:style>
    <style:style style:name="T59" style:family="text">
      <style:text-properties fo:color="#ff0000" loext:opacity="100%" style:font-name="Liberation Serif1"/>
    </style:style>
    <style:style style:name="T60" style:family="text">
      <style:text-properties fo:color="#ff0000" loext:opacity="100%" style:font-name="Liberation Serif1" officeooo:rsid="00082018"/>
    </style:style>
    <style:style style:name="T61" style:family="text">
      <style:text-properties fo:color="#ff0000" loext:opacity="100%" style:font-name="Liberation Serif1" officeooo:rsid="00099913"/>
    </style:style>
    <style:style style:name="T62" style:family="text">
      <style:text-properties fo:color="#ff0000" loext:opacity="100%" style:font-name="Liberation Serif1" style:text-underline-style="none" officeooo:rsid="000c797e"/>
    </style:style>
    <style:style style:name="T63" style:family="text">
      <style:text-properties fo:color="#ff4000" loext:opacity="100%" style:font-name="Liberation Serif1"/>
    </style:style>
    <style:style style:name="T64" style:family="text">
      <style:text-properties fo:color="#ff4000" loext:opacity="100%" style:font-name="Liberation Serif1" fo:font-weight="normal" officeooo:rsid="000b56c1" style:font-weight-asian="normal" style:font-weight-complex="normal"/>
    </style:style>
    <style:style style:name="T65" style:family="text">
      <style:text-properties fo:color="#ff4000" loext:opacity="100%" style:font-name="Liberation Serif1" officeooo:rsid="000b56c1"/>
    </style:style>
    <style:style style:name="T66" style:family="text">
      <style:text-properties officeooo:rsid="000573e5"/>
    </style:style>
    <style:style style:name="T67" style:family="text">
      <style:text-properties officeooo:rsid="001b93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DE L<text:span text:style-name="T1">É</text:span>A, NICOLAS &amp; MATHILDE </text:p>
      <text:p text:style-name="P2"/>
      <text:p text:style-name="P2"/>
      <text:p text:style-name="P13">Si tu t’ennuies viens ici. <text:span text:style-name="T67">com</text:span></text:p>
      <text:p text:style-name="P3"/>
      <text:p text:style-name="P3"/>
      <text:p text:style-name="P3">QUIZ : <text:span text:style-name="T19">vraie faux </text:span></text:p>
      <text:p text:style-name="P6"/>
      <text:p text:style-name="P4">nom : <text:span text:style-name="T3">QuizLand</text:span></text:p>
      <text:p text:style-name="P7"/>
      <text:p text:style-name="P5"><text:span text:style-name="T3">- e</text:span><text:span text:style-name="T2">xplorez par catégories</text:span></text:p>
      <text:p text:style-name="P8">- nouveaux quiz</text:p>
      <text:p text:style-name="P8">- quiz populaires</text:p>
      <text:p text:style-name="P8">- thèmes 1à1</text:p>
      <text:p text:style-name="P8"/>
      <text:p text:style-name="P5">catégories : </text:p>
      <text:p text:style-name="P5"/>
      <text:list xml:id="list3646320060" text:style-name="L1">
        <text:list-item>
          <text:p text:style-name="P9">films</text:p>
          <text:list>
            <text:list-item>
              <text:p text:style-name="P9">disney</text:p>
              <text:list>
                <text:list-item>
                  <text:p text:style-name="P9">pocahontas</text:p>
                  <text:list>
                    <text:list-item>
                      <text:p text:style-name="P39"><text:span text:style-name="T15">Irene Bedard </text:span><text:span text:style-name="T16">est principalement connue pour avoir tenu le rôle de Pocahontas </text:span><text:span text:style-name="T18">(vrai)</text:span></text:p>
                    </text:list-item>
                    <text:list-item>
                      <text:p text:style-name="P40"><text:span text:style-name="T17">Pocahontas est née </text:span><text:span text:style-name="T24">en 1995</text:span> <text:span text:style-name="T25">(vrai)</text:span></text:p>
                    </text:list-item>
                  </text:list>
                </text:list-item>
                <text:list-item>
                  <text:p text:style-name="P14"><text:span text:style-name="T9">V</text:span><text:span text:style-name="T5">aiana</text:span></text:p>
                  <text:list>
                    <text:list-item>
                      <text:p text:style-name="P16"><text:span text:style-name="T23">Tala a dit « </text:span><text:span text:style-name="T5">Si on te reproche quoi que ce soit, tu dis que c’est le cochon ! »</text:span><text:span text:style-name="T11">(vrai)</text:span></text:p>
                    </text:list-item>
                    <text:list-item>
                      <text:p text:style-name="P16"><text:span text:style-name="T10">Le film Vaiana est tourné à </text:span><text:span text:style-name="T5">L'île de Motunui </text:span><text:span text:style-name="T11">(vrai)</text:span></text:p>
                    </text:list-item>
                  </text:list>
                </text:list-item>
                <text:list-item>
                  <text:p text:style-name="P10">Stitch</text:p>
                  <text:list>
                    <text:list-item>
                      <text:p text:style-name="P10">La saga Lilo et Stich compte 7 films.<text:span text:style-name="T25">(vrai)</text:span></text:p>
                    </text:list-item>
                    <text:list-item>
                      <text:p text:style-name="P15">Angel est la sœur de Stitch.<text:span text:style-name="T25">(faux </text:span><text:span text:style-name="T26">c’est sa copine</text:span><text:span text:style-name="T25">)</text:span></text:p>
                    </text:list-item>
                  </text:list>
                </text:list-item>
                <text:list-item>
                  <text:p text:style-name="P11">Cendrillon </text:p>
                  <text:list>
                    <text:list-item>
                      <text:p text:style-name="P17"><text:span text:style-name="T22">Cendrillon est sorti en </text:span><text:span text:style-name="T5">décembre 195</text:span><text:span text:style-name="T7">1.</text:span><text:span text:style-name="T12">(faux en 1950)</text:span></text:p>
                    </text:list-item>
                    <text:list-item>
                      <text:p text:style-name="P19"><text:span text:style-name="T7">J</text:span><text:span text:style-name="T5">avotte est la mère de Cendrillon.</text:span><text:span text:style-name="T12">(faux c’est sa demie-sœur )</text:span></text:p>
                    </text:list-item>
                  </text:list>
                </text:list-item>
                <text:list-item>
                  <text:p text:style-name="P9">le roi lion </text:p>
                  <text:list>
                    <text:list-item>
                      <text:p text:style-name="P18"><text:span text:style-name="T20">Zazu a dit :</text:span><text:span text:style-name="T21">« </text:span><text:span text:style-name="T5">Quand le monde te persécute, tu te dois de persécuter le monde.  </text:span><text:span text:style-name="T12">(faux c’est timon)</text:span></text:p>
                    </text:list-item>
                    <text:list-item>
                      <text:p text:style-name="P20"><text:span text:style-name="T5">Rayane Bensetti </text:span><text:span text:style-name="T8">ne </text:span><text:span text:style-name="T6"><text:s/>fait </text:span><text:span text:style-name="T8">pas</text:span><text:span text:style-name="T6"> la voix française de Symba dans l</text:span><text:span text:style-name="T13">e Roi lion.</text:span><text:span text:style-name="T14"> </text:span><text:span text:style-name="T4">(faux il le fait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741227436" text:style-name="L9">
        <text:list-item>
          <text:p text:style-name="P45"><text:span text:style-name="T66">Harry </text:span><text:span text:style-name="T52">P</text:span><text:span text:style-name="T66">otter </text:span><text:span text:style-name="T35"> :</text:span></text:p>
        </text:list-item>
      </text:list>
      <text:p text:style-name="P44"><text:span text:style-name="T36">catégorie facile :</text:span></text:p>
      <text:list xml:id="list217915057" text:style-name="L3">
        <text:list-item>
          <text:p text:style-name="P41"><text:span text:style-name="T37">Un moldu est un sorcier qui est né d’humain(</text:span><text:span text:style-name="T53">faux</text:span><text:span text:style-name="T37">)c’est un humain </text:span><text:span text:style-name="T38">sans magie</text:span></text:p>
        </text:list-item>
        <text:list-item>
          <text:p text:style-name="P41"><text:span text:style-name="T37">Les mangemorts sont des sorciers cannibalismes(</text:span><text:span text:style-name="T53">faux</text:span><text:span text:style-name="T37">)Ce sont des sorciers partisans de Lord </text:span><text:span text:style-name="T39">V</text:span><text:span text:style-name="T37">oldemort</text:span></text:p>
        </text:list-item>
        <text:list-item>
          <text:p text:style-name="P49"><text:span text:style-name="T40">James et Lily Potter étaient les parents d’</text:span><text:span text:style-name="T27">Harry Potter(</text:span><text:span text:style-name="T54">vrai</text:span><text:span text:style-name="T27">)</text:span><text:span text:style-name="T40">Lily et James ont donnés naissance </text:span><text:span text:style-name="T27">le 31 juillet 1980 </text:span><text:span text:style-name="T40">à Harry Potter</text:span><text:span text:style-name="T27"> <text:s/></text:span></text:p>
        </text:list-item>
        <text:list-item>
          <text:p text:style-name="P49"><text:span text:style-name="T40">Hermione Granger est une sorcière de sang pur</text:span><text:span text:style-name="T39">(</text:span><text:span text:style-name="T60">faux</text:span><text:span text:style-name="T39">)</text:span><text:span text:style-name="T40">Ces deux parents sont des moldus</text:span></text:p>
        </text:list-item>
        <text:list-item>
          <text:p text:style-name="P50"><text:span text:style-name="T27">Poudlard est la même école que Hogwarts(</text:span><text:span text:style-name="T54">vrai</text:span><text:span text:style-name="T27">)l’un est le nom français l’autre est le nom anglais</text:span></text:p>
        </text:list-item>
      </text:list>
      <text:p text:style-name="P51"/>
      <text:p text:style-name="P44"><text:span text:style-name="T39">catégorie difficiles :</text:span></text:p>
      <text:list xml:id="list4198839197" text:style-name="L6">
        <text:list-item>
          <text:p text:style-name="P42"><text:soft-page-break/><text:span text:style-name="T41">Hermione </text:span><text:span text:style-name="T42">et Ron </text:span><text:span text:style-name="T41">détruit l’Horcruxe de la Coupe de Helga Poufsouffle avec l</text:span><text:span text:style-name="T42">e crochet du Basilic</text:span><text:span text:style-name="T41">.</text:span><text:span text:style-name="T42">(</text:span><text:span text:style-name="T55">vrai</text:span><text:span text:style-name="T42">)Hermione et Ron sont allés chercher le crochet dans la chambre des secrets</text:span></text:p>
        </text:list-item>
        <text:list-item>
          <text:p text:style-name="P48"><text:span text:style-name="T39">Andromeda Tonks </text:span><text:span text:style-name="T43">est reniée de sa famille parce qu’elle </text:span><text:span text:style-name="T44">s’était</text:span><text:span text:style-name="T43"> mari</text:span><text:span text:style-name="T44">ée</text:span><text:span text:style-name="T43"> avec </text:span><text:span text:style-name="T44">le</text:span><text:span text:style-name="T43"> moldu </text:span><text:span text:style-name="T44">Ted Tonks </text:span><text:span text:style-name="T43">(</text:span><text:span text:style-name="T61">faux</text:span><text:span text:style-name="T44">) </text:span><text:span text:style-name="T39">Andromeda Tonks </text:span><text:span text:style-name="T44">était une Black avant de se mariée avec le sorcier Ted Tonks qui est né de parents moldu </text:span></text:p>
        </text:list-item>
        <text:list-item>
          <text:p text:style-name="P54"><text:span text:style-name="T27">Ignotus Peverell n’est pas le frère qui demande à La Mort la pierre de résurrection(</text:span><text:span text:style-name="T54">vrai</text:span><text:span text:style-name="T27">)Il est d’ailleurs l’ancêtre d’Harry Potter,il demanda à La Mort la cape invisibilité </text:span></text:p>
        </text:list-item>
        <text:list-item>
          <text:p text:style-name="P54"><text:span text:style-name="T27">Avant d’être professeur de défense contre les force du mal Albus Dumbeldore était professeur de métamorphose (</text:span><text:span text:style-name="T59">faux</text:span><text:span text:style-name="T27">) Il a été d’abord professeur de métamorphose ensuite directeur de Poudlard </text:span></text:p>
        </text:list-item>
        <text:list-item>
          <text:p text:style-name="P42"><text:span text:style-name="T40">La devise de Poudlard est </text:span><text:span text:style-name="T27">Ne chatouillez jamais un dragon qui dort </text:span><text:span text:style-name="T40">(</text:span><text:span text:style-name="T56">vrai</text:span><text:span text:style-name="T40">)  « Draco dormiens nunquam titillandus » qu’on traduit en <text:s/>Ne chatouillez jamais un dragon qui dort est bien la devise de l’école anglais</text:span></text:p>
        </text:list-item>
      </text:list>
      <text:p text:style-name="P52"/>
      <text:list xml:id="list137986601" text:style-name="L10">
        <text:list-item>
          <text:p text:style-name="P46"><text:span text:style-name="T40">Les animaux fantastiques :</text:span></text:p>
        </text:list-item>
      </text:list>
      <text:p text:style-name="P52">catégorie facile :</text:p>
      <text:list xml:id="list862400813" text:style-name="L7">
        <text:list-item>
          <text:p text:style-name="P43"><text:span text:style-name="T40">Nobert dragonneau déteste les animaux(</text:span><text:span text:style-name="T65">faux</text:span><text:span text:style-name="T40">)Il en fera son métier </text:span></text:p>
        </text:list-item>
        <text:list-item>
          <text:p text:style-name="P43"><text:span text:style-name="T40">Porpentina Goldstein a passée ses études à l’école de </text:span><text:span text:style-name="T46">Beauxb</text:span><text:span text:style-name="T45">â</text:span><text:span text:style-name="T46">tons(</text:span><text:span text:style-name="T64">faux</text:span><text:span text:style-name="T46">)Elle est américaine donc ses études était </text:span><text:span text:style-name="T47">à l’école de magie américaine Ilvermorny </text:span></text:p>
        </text:list-item>
        <text:list-item>
          <text:p text:style-name="P43"><text:span text:style-name="T48">Nobert dragonneau est l’auteur de « Les animaux fantastiques:vie et habitas »(</text:span><text:span text:style-name="T57">vrai</text:span><text:span text:style-name="T48">)il sort son livre le </text:span><text:span text:style-name="T27">19 mars 1927 </text:span></text:p>
        </text:list-item>
        <text:list-item>
          <text:p text:style-name="P55"><text:span text:style-name="T27">Jacob Kowalski est sorcier sans pouvoirs (</text:span><text:span text:style-name="T63">faux</text:span><text:span text:style-name="T27">)C’est un moldu</text:span></text:p>
        </text:list-item>
        <text:list-item>
          <text:p text:style-name="P55"><text:span text:style-name="T27">Nobert dragonneau a une valise qui lui sert de maison(</text:span><text:span text:style-name="T54">vrai</text:span><text:span text:style-name="T27">)Elle y renferme même des animaux </text:span></text:p>
        </text:list-item>
      </text:list>
      <text:p text:style-name="P53"/>
      <text:p text:style-name="P53">catégorie difficile :</text:p>
      <text:list xml:id="list1310997669" text:style-name="L8">
        <text:list-item>
          <text:p text:style-name="P56"><text:span text:style-name="T27">les No-Maj sont des moldus(</text:span><text:span text:style-name="T54">vrai</text:span><text:span text:style-name="T27">)No-Maj est le terme américain pour les moldus</text:span></text:p>
        </text:list-item>
        <text:list-item>
          <text:p text:style-name="P57"><text:span text:style-name="T27">Jacob Kowalski </text:span><text:span text:style-name="T38">se fait attaquer par un murlap(</text:span><text:span text:style-name="T58">vrai</text:span><text:span text:style-name="T38">)Se qui va lui valoir une belle morsure au niveau de cou</text:span></text:p>
        </text:list-item>
        <text:list-item>
          <text:p text:style-name="P47"><text:span text:style-name="T51">Les animaux magiques sont classés en fonctions de leur alimentations(</text:span><text:span text:style-name="T62">faux</text:span><text:span text:style-name="T51">) ils sont classées en fonction de leur agressivité</text:span></text:p>
        </text:list-item>
        <text:list-item>
          <text:p text:style-name="P58"><text:span text:style-name="T49">XXX</text:span><text:span text:style-name="T27"> <text:s/></text:span><text:span text:style-name="T50">est la catégorie pour les animaux dangereux(faux) c’est la catégorie pour les animaux dont un sorcier compétant peut se charger </text:span></text:p>
          <text:p text:style-name="P21"><text:span text:style-name="T29">l’oiseau tonnerd vient d’amerique du nord(vrai) Norbert en ramène un justement </text:span></text:p>
        </text:list-item>
      </text:list>
      <text:p text:style-name="P22"><text:span text:style-name="T29"/></text:p>
      <text:p text:style-name="P22"><text:span text:style-name="T29"/></text:p>
      <text:p text:style-name="P23"><text:span text:style-name="T29">b</text:span><text:span text:style-name="T28">lind test : <text:s/></text:span><text:span text:style-name="T30">50 nuances de musique</text:span></text:p>
      <text:p text:style-name="P24"><text:span text:style-name="T30"/></text:p>
      <text:list xml:id="list1287728234" text:style-name="L13">
        <text:list-item>
          <text:p text:style-name="P25"><text:span text:style-name="T28">blind test musique 2021</text:span><text:span text:style-name="T30"> <text:s/></text:span></text:p>
          <text:list>
            <text:list-item>
              <text:p text:style-name="P26"><text:span text:style-name="T30">e</text:span><text:span text:style-name="T28">d sheeran : bad habits</text:span></text:p>
            </text:list-item>
            <text:list-item>
              <text:p text:style-name="P26"><text:span text:style-name="T28">coldplay and BTS : my universe</text:span></text:p>
            </text:list-item>
            <text:list-item>
              <text:p text:style-name="P31"><text:span text:style-name="T28">naps:La kiffance</text:span></text:p>
            </text:list-item>
            <text:list-item>
              <text:p text:style-name="P31"><text:span text:style-name="T28">the weeknd : take me breath</text:span></text:p>
            </text:list-item>
            <text:list-item>
              <text:p text:style-name="P31"><text:span text:style-name="T28">soprano : dingue</text:span></text:p>
            </text:list-item>
            <text:list-item>
              <text:p text:style-name="P31"><text:span text:style-name="T28">Bad Bunny x Jhay Cortez : DAKITI</text:span></text:p>
            </text:list-item>
            <text:list-item>
              <text:p text:style-name="P31"><text:span text:style-name="T28">Tayc : le temps</text:span></text:p>
            </text:list-item>
            <text:list-item>
              <text:p text:style-name="P31"><text:span text:style-name="T28">BTS : butter</text:span></text:p>
            </text:list-item>
            <text:list-item>
              <text:p text:style-name="P31"><text:span text:style-name="T28">Shakira : Don’t wait up</text:span></text:p>
            </text:list-item>
            <text:list-item>
              <text:p text:style-name="P31"><text:span text:style-name="T28"><text:s/>imafine dragons: follow you</text:span></text:p>
            </text:list-item>
          </text:list>
        </text:list-item>
        <text:list-item>
          <text:p text:style-name="P27"><text:span text:style-name="T31">année 80</text:span></text:p>
          <text:list>
            <text:list-item>
              <text:p text:style-name="P27"><text:span text:style-name="T30"><text:s/></text:span><text:span text:style-name="T31">cookie dingler: femme liberée</text:span></text:p>
            </text:list-item>
            <text:list-item>
              <text:p text:style-name="P32"><text:span text:style-name="T28">a-ha : take on me</text:span></text:p>
            </text:list-item>
            <text:list-item>
              <text:p text:style-name="P32"><text:soft-page-break/><text:span text:style-name="T28">Queen: i want to break free</text:span></text:p>
            </text:list-item>
            <text:list-item>
              <text:p text:style-name="P32"><text:span text:style-name="T28">Wham!:wake me up</text:span></text:p>
            </text:list-item>
            <text:list-item>
              <text:p text:style-name="P32"><text:span text:style-name="T28">Téléphone : ça</text:span></text:p>
            </text:list-item>
            <text:list-item>
              <text:p text:style-name="P33"><text:span text:style-name="T28">Wham !: Last Christmas</text:span></text:p>
            </text:list-item>
            <text:list-item>
              <text:p text:style-name="P33"><text:span text:style-name="T28">images : Les Démons de Minuit</text:span></text:p>
            </text:list-item>
            <text:list-item>
              <text:p text:style-name="P33"><text:span text:style-name="T28">Gilbert Montagé : Les sunlights des tropiques</text:span></text:p>
            </text:list-item>
            <text:list-item>
              <text:p text:style-name="P33"><text:span text:style-name="T28">Peter et Sloane : Besoin de rien envie de toi</text:span></text:p>
            </text:list-item>
            <text:list-item>
              <text:p text:style-name="P33"><text:span text:style-name="T28">Toto : Africa</text:span></text:p>
            </text:list-item>
          </text:list>
        </text:list-item>
        <text:list-item>
          <text:p text:style-name="P28"><text:span text:style-name="T32">toutes générations</text:span></text:p>
          <text:list>
            <text:list-item>
              <text:p text:style-name="P28"><text:span text:style-name="T32">PSY : Gangnam Style</text:span></text:p>
            </text:list-item>
            <text:list-item>
              <text:p text:style-name="P28"><text:span text:style-name="T30"><text:s/></text:span><text:span text:style-name="T32">Madonna : la isla bonita</text:span></text:p>
            </text:list-item>
            <text:list-item>
              <text:p text:style-name="P34"><text:span text:style-name="T32">S</text:span><text:span text:style-name="T28">tromae : tous les mêmes</text:span></text:p>
            </text:list-item>
            <text:list-item>
              <text:p text:style-name="P34"><text:span text:style-name="T28">indochine : j’ai demander à la lune</text:span></text:p>
            </text:list-item>
            <text:list-item>
              <text:p text:style-name="P35"><text:span text:style-name="T28">Squeezie : time time</text:span></text:p>
            </text:list-item>
            <text:list-item>
              <text:p text:style-name="P35"><text:span text:style-name="T28">Thierry Hazard : le jerk</text:span></text:p>
            </text:list-item>
            <text:list-item>
              <text:p text:style-name="P35"><text:span text:style-name="T28">ilona : un monde parfait</text:span></text:p>
            </text:list-item>
            <text:list-item>
              <text:p text:style-name="P35"><text:span text:style-name="T28">amel bent : Ma philosophie</text:span></text:p>
            </text:list-item>
            <text:list-item>
              <text:p text:style-name="P35"><text:span text:style-name="T28">britney spears : oups i did it again</text:span></text:p>
            </text:list-item>
            <text:list-item>
              <text:p text:style-name="P35"><text:span text:style-name="T28">zebda : tomber la chemise</text:span></text:p>
            </text:list-item>
          </text:list>
        </text:list-item>
        <text:list-item>
          <text:p text:style-name="P35"><text:span text:style-name="T33">d</text:span><text:span text:style-name="T28">isney</text:span></text:p>
          <text:list>
            <text:list-item>
              <text:p text:style-name="P29"><text:span text:style-name="T33">la belle et la bête-c’est la fête</text:span></text:p>
            </text:list-item>
            <text:list-item>
              <text:p text:style-name="P29"><text:span text:style-name="T33">la petite sirène sous l’océan</text:span></text:p>
            </text:list-item>
            <text:list-item>
              <text:p text:style-name="P30"><text:span text:style-name="T34">aladin ce rêve bleu</text:span></text:p>
            </text:list-item>
            <text:list-item>
              <text:p text:style-name="P30"><text:span text:style-name="T34">raiponse j’ai un rêve</text:span><text:span text:style-name="T30"> </text:span></text:p>
            </text:list-item>
            <text:list-item>
              <text:p text:style-name="P36"><text:span text:style-name="T30">l</text:span><text:span text:style-name="T28">e roi lion je voudrais déjà être roi </text:span></text:p>
            </text:list-item>
            <text:list-item>
              <text:p text:style-name="P36"><text:span text:style-name="T28">cendrillon les harpies </text:span></text:p>
            </text:list-item>
            <text:list-item>
              <text:p text:style-name="P37"><text:span text:style-name="T28">la reine des neiges libérée délivrée</text:span></text:p>
            </text:list-item>
            <text:list-item>
              <text:p text:style-name="P37"><text:span text:style-name="T28">Hercule de zéro en Héros</text:span></text:p>
            </text:list-item>
            <text:list-item>
              <text:p text:style-name="P37"><text:span text:style-name="T28">Vaiana le bleu lumière</text:span></text:p>
            </text:list-item>
            <text:list-item>
              <text:p text:style-name="P37"><text:span text:style-name="T28">Rebelle touche le ciel </text:span></text:p>
            </text:list-item>
          </text:list>
        </text:list-item>
        <text:list-item>
          <text:p text:style-name="P37"><text:span text:style-name="T30">c</text:span><text:span text:style-name="T28">ris d’animaux</text:span></text:p>
          <text:list>
            <text:list-item>
              <text:p text:style-name="P37"><text:span text:style-name="T28">âne commun</text:span></text:p>
            </text:list-item>
            <text:list-item>
              <text:p text:style-name="P37"><text:span text:style-name="T28">baleine </text:span></text:p>
            </text:list-item>
            <text:list-item>
              <text:p text:style-name="P37"><text:span text:style-name="T28">koala</text:span></text:p>
            </text:list-item>
            <text:list-item>
              <text:p text:style-name="P38"><text:span text:style-name="T28">Gibbon</text:span></text:p>
            </text:list-item>
            <text:list-item>
              <text:p text:style-name="P38"><text:span text:style-name="T28">paon</text:span></text:p>
            </text:list-item>
            <text:list-item>
              <text:p text:style-name="P38"><text:span text:style-name="T28">chameau</text:span></text:p>
            </text:list-item>
            <text:list-item>
              <text:p text:style-name="P38"><text:span text:style-name="T28">renard</text:span></text:p>
            </text:list-item>
            <text:list-item>
              <text:p text:style-name="P38"><text:span text:style-name="T28">Hyène</text:span></text:p>
            </text:list-item>
            <text:list-item>
              <text:p text:style-name="P38"><text:span text:style-name="T28">lama</text:span></text:p>
            </text:list-item>
            <text:list-item>
              <text:p text:style-name="P38"><text:span text:style-name="T28">hérisson</text:span></text:p>
            </text:list-item>
            <text:list-item>
              <text:p text:style-name="P38"><text:span text:style-name="T28">cochon</text:span></text:p>
            </text:list-item>
          </text:list>
          <text:p text:style-name="P37"><text:span text:style-name="T28"/></text:p>
        </text:list-item>
      </text:list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Liberation Serif1" svg:font-family="'Liberation Serif'" style:font-family-generic="roman"/>
    <style:font-face style:name="Lucida Handwriting1" svg:font-family="'Lucida Handwriting'" style:font-family-generic="scrip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8T11:04:33.186000000</meta:creation-date>
    <dc:date>2022-03-07T11:58:37.188000000</dc:date>
    <meta:editing-duration>PT1H36M19S</meta:editing-duration>
    <meta:editing-cycles>19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110" meta:word-count="895" meta:character-count="4726" meta:non-whitespace-character-count="4003"/>
  </office:meta>
</office:document-meta>
</file>